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5.00pt" fo:font-weight="bold" fo:font-family="'Liberation Serif'" style:font-family-asian="'Liberation Serif'" style:font-family-complex="'Liberation Serif'" fo:background-color="transparent" fo:color="#780373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7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7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7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2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8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9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9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8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9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0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7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20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11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21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1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1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2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1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22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2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2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3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3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LUTTER TASK </text:span></text:p>
      <text:p text:style-name="P1"><text:span text:style-name="T2"/></text:p>
      <text:p text:style-name="P1"><text:span text:style-name="T3">23 Nov 2023<text:s text:c="94"/>Chhavi</text:span></text:p>
      <text:p text:style-name="P1"><text:span text:style-name="T4"/></text:p>
      <text:p text:style-name="P2"><text:span text:style-name="T5">Part 1a:<text:s text:c="4"/>Without Safe Area</text:span></text:p>
      <text:p text:style-name="P2"><text:span text:style-name="T6"/></text:p>
      <text:p text:style-name="P2"><text:span text:style-name="T7">import<text:s/></text:span><text:span text:style-name="T8">'package:flutter/material.dart'</text:span><text:span text:style-name="T9">;</text:span><text:span text:style-name="T10"><text:line-break/><text:line-break/></text:span><text:span text:style-name="T11">void<text:s/></text:span><text:span text:style-name="T12">main() {</text:span><text:span text:style-name="T13"><text:line-break/></text:span><text:span text:style-name="T14"><text:s text:c="2"/>runApp(MaterialApp(</text:span><text:span text:style-name="T15"><text:line-break/></text:span><text:span text:style-name="T16"><text:s text:c="4"/>home: Text(</text:span><text:span text:style-name="T17"><text:line-break/></text:span><text:span text:style-name="T18"><text:s text:c="6"/></text:span><text:span text:style-name="T19">'Without SafeArea'</text:span><text:span text:style-name="T20">,</text:span><text:span text:style-name="T21"><text:line-break/></text:span><text:span text:style-name="T22"><text:s text:c="6"/></text:span><text:span text:style-name="T23">textAlign: TextAlign.center</text:span><text:span text:style-name="T24">,</text:span><text:span text:style-name="T25"><text:line-break/></text:span><text:span text:style-name="T26"><text:s text:c="6"/></text:span><text:span text:style-name="T27">style: TextStyle(</text:span><text:span text:style-name="T28"><text:line-break/></text:span><text:span text:style-name="T29"><text:s text:c="8"/>fontSize:<text:s/></text:span><text:span text:style-name="T30">40</text:span><text:span text:style-name="T31">,</text:span><text:span text:style-name="T32"><text:line-break/></text:span><text:span text:style-name="T33"><text:s text:c="8"/></text:span><text:span text:style-name="T34">fontWeight: FontWeight.w800</text:span><text:span text:style-name="T35">,</text:span><text:span text:style-name="T36"><text:line-break/></text:span><text:span text:style-name="T37"><text:s text:c="8"/></text:span><text:span text:style-name="T38">color: Colors.deepOrangeAccent</text:span><text:span text:style-name="T39">,</text:span><text:span text:style-name="T40"><text:line-break/></text:span><text:span text:style-name="T41"><text:s text:c="6"/></text:span><text:span text:style-name="T42">)</text:span><text:span text:style-name="T43">,</text:span><text:span text:style-name="T44"><text:line-break/></text:span><text:span text:style-name="T45"><text:s text:c="4"/></text:span><text:span text:style-name="T46">)</text:span><text:span text:style-name="T47">,</text:span><text:span text:style-name="T48"><text:line-break/></text:span><text:span text:style-name="T49"><text:s text:c="2"/></text:span><text:span text:style-name="T50">))</text:span><text:span text:style-name="T51">;</text:span><text:span text:style-name="T52"><text:line-break/></text:span><text:span text:style-name="T53">}</text:span><text:span text:style-name="T54"><text:line-break/></text:span></text:p>
      <text:p text:style-name="P2"><draw:frame text:anchor-type="as-char" svg:width="51.65mm" svg:height="109.22mm" style:rel-width="scale" style:rel-height="scale"><draw:object-ole xlink:href="OleObj1"/><draw:image xlink:href="ObjectReplacements/OleObj1"/></draw:frame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5"/></text:p>
      <text:p text:style-name="P2"><text:span text:style-name="T56">Part 1b:<text:s text:c="7"/>With Safe Area</text:span></text:p>
      <text:p text:style-name="P2"><text:span text:style-name="T57"/></text:p>
      <text:p text:style-name="P2"><text:span text:style-name="T57"/></text:p>
      <text:p text:style-name="P2"><text:span text:style-name="T58"><text:line-break/></text:span><text:span text:style-name="T59">import<text:s/></text:span><text:span text:style-name="T60">'package:flutter/material.dart'</text:span><text:span text:style-name="T61">;</text:span><text:span text:style-name="T62"><text:line-break/><text:line-break/></text:span><text:span text:style-name="T63">void<text:s/></text:span><text:span text:style-name="T64">main</text:span><text:span text:style-name="T65">() {</text:span><text:span text:style-name="T66"><text:line-break/></text:span><text:span text:style-name="T67"><text:s text:c="2"/>runApp(</text:span><text:span text:style-name="T68">MaterialApp</text:span><text:span text:style-name="T69">(</text:span><text:span text:style-name="T70"><text:line-break/></text:span><text:span text:style-name="T71"><text:s text:c="4"/>home:<text:s/></text:span><text:span text:style-name="T72">SafeArea</text:span><text:span text:style-name="T73">(</text:span><text:span text:style-name="T74"><text:line-break/></text:span><text:span text:style-name="T75"><text:s text:c="6"/>child:<text:s/></text:span><text:span text:style-name="T76">Padding</text:span><text:span text:style-name="T77">(</text:span><text:span text:style-name="T78"><text:line-break/></text:span><text:span text:style-name="T79"><text:s text:c="8"/>padding:<text:s/></text:span><text:span text:style-name="T80">EdgeInsets</text:span><text:span text:style-name="T81">.</text:span><text:span text:style-name="T82">only</text:span><text:span text:style-name="T83">(top:<text:s/></text:span><text:span text:style-name="T84">MediaQueryData</text:span><text:span text:style-name="T85">.</text:span><text:span text:style-name="T86">fromWindow</text:span><text:span text:style-name="T87">(WidgetsBinding.</text:span><text:span text:style-name="T88">instance</text:span><text:span text:style-name="T89">!.</text:span><text:span text:style-name="T90">window</text:span><text:span text:style-name="T91">).</text:span><text:span text:style-name="T92">padding</text:span><text:span text:style-name="T93">.</text:span><text:span text:style-name="T94">top<text:s/></text:span><text:span text:style-name="T95">+<text:s/></text:span><text:span text:style-name="T96">16.0</text:span><text:span text:style-name="T97">)</text:span><text:span text:style-name="T98">,</text:span><text:span text:style-name="T99"><text:line-break/></text:span><text:span text:style-name="T100"><text:s text:c="8"/></text:span><text:span text:style-name="T101">child:<text:s/></text:span><text:span text:style-name="T102">Text</text:span><text:span text:style-name="T103">(</text:span><text:span text:style-name="T104"><text:line-break/></text:span><text:span text:style-name="T105"><text:s text:c="10"/></text:span><text:span text:style-name="T106">'With SafeArea Below Notification Bar'</text:span><text:span text:style-name="T107">,</text:span><text:span text:style-name="T108"><text:line-break/></text:span><text:span text:style-name="T109"><text:s text:c="10"/></text:span><text:span text:style-name="T110">textAlign: TextAlign.</text:span><text:span text:style-name="T111">center</text:span><text:span text:style-name="T112">,</text:span><text:span text:style-name="T113"><text:line-break/></text:span><text:span text:style-name="T114"><text:s text:c="10"/></text:span><text:span text:style-name="T115">style:<text:s/></text:span><text:span text:style-name="T116">TextStyle</text:span><text:span text:style-name="T117">(</text:span><text:span text:style-name="T118"><text:line-break/></text:span><text:span text:style-name="T119"><text:s text:c="12"/>fontSize:<text:s/></text:span><text:span text:style-name="T120">40</text:span><text:span text:style-name="T121">,</text:span><text:span text:style-name="T122"><text:line-break/></text:span><text:span text:style-name="T123"><text:s text:c="12"/></text:span><text:span text:style-name="T124">fontWeight: FontWeight.</text:span><text:span text:style-name="T125">w800</text:span><text:span text:style-name="T126">,</text:span><text:span text:style-name="T127"><text:line-break/></text:span><text:span text:style-name="T128"><text:s text:c="12"/></text:span><text:span text:style-name="T129">color: Colors.</text:span><text:span text:style-name="T130">deepOrangeAccent</text:span><text:span text:style-name="T131">,</text:span><text:span text:style-name="T132"><text:line-break/></text:span><text:span text:style-name="T133"><text:s text:c="10"/></text:span><text:span text:style-name="T134">)</text:span><text:span text:style-name="T135">,</text:span><text:span text:style-name="T136"><text:line-break/></text:span><text:span text:style-name="T137"><text:s text:c="8"/></text:span><text:span text:style-name="T138">)</text:span><text:span text:style-name="T139">,</text:span><text:span text:style-name="T140"><text:line-break/></text:span><text:span text:style-name="T141"><text:s text:c="6"/></text:span><text:span text:style-name="T142">)</text:span><text:span text:style-name="T143">,</text:span><text:span text:style-name="T144"><text:line-break/></text:span><text:span text:style-name="T145"><text:s text:c="4"/></text:span><text:span text:style-name="T146">)</text:span><text:span text:style-name="T147">,</text:span><text:span text:style-name="T148"><text:line-break/></text:span><text:span text:style-name="T149"><text:s text:c="2"/></text:span><text:span text:style-name="T150">))</text:span><text:span text:style-name="T151">;</text:span><text:span text:style-name="T152"><text:line-break/></text:span><text:span text:style-name="T153">}</text:span><text:span text:style-name="T154"><text:line-break/></text:span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draw:frame text:anchor-type="as-char" svg:width="45.51mm" svg:height="96.31mm" style:rel-width="scale" style:rel-height="scale"><draw:object-ole xlink:href="OleObj2"/><draw:image xlink:href="ObjectReplacements/OleObj2"/></draw:frame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5"/></text:p>
      <text:p text:style-name="P2"><text:span text:style-name="T156">Part 2 :<text:s text:c="4"/>Together</text:span></text:p>
      <text:p text:style-name="P2"><text:span text:style-name="T157"/></text:p>
      <text:p text:style-name="P2"><text:span text:style-name="T158"><text:line-break/><text:line-break/></text:span><text:span text:style-name="T159">import<text:s/></text:span><text:span text:style-name="T160">'package:flutter/material.dart'</text:span><text:span text:style-name="T161">;</text:span><text:span text:style-name="T162"><text:line-break/></text:span><text:span text:style-name="T163">void<text:s/></text:span><text:span text:style-name="T164">main</text:span><text:span text:style-name="T165">() {</text:span><text:span text:style-name="T166"><text:line-break/></text:span><text:span text:style-name="T167"><text:s text:c="2"/>runApp(</text:span><text:span text:style-name="T168"><text:line-break/></text:span><text:span text:style-name="T169"><text:s text:c="4"/></text:span><text:span text:style-name="T170">MaterialApp</text:span><text:span text:style-name="T171">(</text:span><text:span text:style-name="T172"><text:line-break/></text:span><text:span text:style-name="T173"><text:s text:c="6"/>home:</text:span><text:span text:style-name="T174">Scaffold</text:span><text:span text:style-name="T175">(</text:span><text:span text:style-name="T176"><text:line-break/></text:span><text:span text:style-name="T177"><text:s text:c="8"/>appBar:<text:s/></text:span><text:span text:style-name="T178">AppBar</text:span><text:span text:style-name="T179">(</text:span><text:span text:style-name="T180"><text:line-break/></text:span><text:span text:style-name="T181"><text:s text:c="10"/>title:<text:s/></text:span><text:span text:style-name="T182">Text</text:span><text:span text:style-name="T183">(</text:span><text:span text:style-name="T184">"First Flutter App"</text:span><text:span text:style-name="T185">)</text:span><text:span text:style-name="T186">,</text:span><text:span text:style-name="T187"><text:line-break/></text:span><text:span text:style-name="T188"><text:s text:c="8"/></text:span><text:span text:style-name="T189">)</text:span><text:span text:style-name="T190">,</text:span><text:span text:style-name="T191"><text:line-break/></text:span><text:span text:style-name="T192"><text:s text:c="8"/></text:span><text:span text:style-name="T193">body:<text:s/></text:span><text:span text:style-name="T194">Center</text:span><text:span text:style-name="T195">(</text:span><text:span text:style-name="T196"><text:line-break/></text:span><text:span text:style-name="T197"><text:s text:c="10"/>child:<text:s/></text:span><text:span text:style-name="T198">Text</text:span><text:span text:style-name="T199">(</text:span><text:span text:style-name="T200"><text:line-break/></text:span><text:span text:style-name="T201"><text:s text:c="12"/></text:span><text:span text:style-name="T202">'This is a first App'</text:span><text:span text:style-name="T203">,</text:span><text:span text:style-name="T204"><text:line-break/></text:span><text:span text:style-name="T205"><text:s text:c="12"/></text:span><text:span text:style-name="T206">style:<text:s/></text:span><text:span text:style-name="T207">TextStyle</text:span><text:span text:style-name="T208">(</text:span><text:span text:style-name="T209"><text:line-break/></text:span><text:span text:style-name="T210"><text:s text:c="14"/>fontSize:<text:s/></text:span><text:span text:style-name="T211">40.0</text:span><text:span text:style-name="T212">,</text:span><text:span text:style-name="T213"><text:line-break/></text:span><text:span text:style-name="T214"><text:s text:c="14"/></text:span><text:span text:style-name="T215">fontStyle: FontStyle.</text:span><text:span text:style-name="T216">italic</text:span><text:span text:style-name="T217">,</text:span><text:span text:style-name="T218"><text:line-break/></text:span><text:span text:style-name="T219"><text:s text:c="14"/></text:span><text:span text:style-name="T220">fontWeight: FontWeight.</text:span><text:span text:style-name="T221">bold</text:span><text:span text:style-name="T222">,</text:span><text:span text:style-name="T223"><text:line-break/></text:span><text:span text:style-name="T224"><text:s text:c="12"/></text:span><text:span text:style-name="T225">)</text:span><text:span text:style-name="T226">,</text:span><text:span text:style-name="T227"><text:line-break/></text:span><text:span text:style-name="T228"><text:s text:c="10"/></text:span><text:span text:style-name="T229">)</text:span><text:span text:style-name="T230">,</text:span><text:span text:style-name="T231"><text:line-break/></text:span><text:span text:style-name="T232"><text:s text:c="8"/></text:span><text:span text:style-name="T233">)</text:span><text:span text:style-name="T234">,</text:span><text:span text:style-name="T235"><text:line-break/></text:span><text:span text:style-name="T236"><text:s text:c="6"/></text:span><text:span text:style-name="T237">)</text:span><text:span text:style-name="T238">,</text:span><text:span text:style-name="T239"><text:line-break/></text:span><text:span text:style-name="T240"><text:s text:c="4"/></text:span><text:span text:style-name="T241">)</text:span><text:span text:style-name="T242">,</text:span><text:span text:style-name="T243"><text:line-break/></text:span><text:span text:style-name="T244"><text:s text:c="2"/></text:span><text:span text:style-name="T245">)</text:span><text:span text:style-name="T246">;</text:span><text:span text:style-name="T247"><text:line-break/></text:span><text:span text:style-name="T248">}</text:span><text:span text:style-name="T249"><text:line-break/><text:line-break/></text:span></text:p>
      <text:p text:style-name="P2"><draw:frame text:anchor-type="as-char" svg:width="52.28mm" svg:height="110.49mm" style:rel-width="scale" style:rel-height="scale"><draw:object-ole xlink:href="OleObj3"/><draw:image xlink:href="ObjectReplacements/OleObj3"/></draw:frame><text:span text:style-name="T2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